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4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5.67mm"/>
    </style:style>
    <style:style style:name="co5" style:family="table-column">
      <style:table-column-properties fo:break-before="auto" style:column-width="102.91mm"/>
    </style:style>
    <style:style style:name="co6" style:family="table-column">
      <style:table-column-properties fo:break-before="auto" style:column-width="83.7mm"/>
    </style:style>
    <style:style style:name="co7" style:family="table-column">
      <style:table-column-properties fo:break-before="auto" style:column-width="46.06mm"/>
    </style:style>
    <style:style style:name="co8" style:family="table-column">
      <style:table-column-properties fo:break-before="auto" style:column-width="91.55mm"/>
    </style:style>
    <style:style style:name="co9" style:family="table-column">
      <style:table-column-properties fo:break-before="auto" style:column-width="107.42mm"/>
    </style:style>
    <style:style style:name="co10" style:family="table-column">
      <style:table-column-properties fo:break-before="auto" style:column-width="58.21mm"/>
    </style:style>
    <style:style style:name="co11" style:family="table-column">
      <style:table-column-properties fo:break-before="auto" style:column-width="81.16mm"/>
    </style:style>
    <style:style style:name="co12" style:family="table-column">
      <style:table-column-properties fo:break-before="auto" style:column-width="101.14mm"/>
    </style:style>
    <style:style style:name="co13" style:family="table-column">
      <style:table-column-properties fo:break-before="auto" style:column-width="62.53mm"/>
    </style:style>
    <style:style style:name="co14" style:family="table-column">
      <style:table-column-properties fo:break-before="auto" style:column-width="78.79mm"/>
    </style:style>
    <style:style style:name="co15" style:family="table-column">
      <style:table-column-properties fo:break-before="auto" style:column-width="99.18mm"/>
    </style:style>
    <style:style style:name="co16" style:family="table-column">
      <style:table-column-properties fo:break-before="auto" style:column-width="123.3mm"/>
    </style:style>
    <style:style style:name="co17" style:family="table-column">
      <style:table-column-properties fo:break-before="auto" style:column-width="93.31mm"/>
    </style:style>
    <style:style style:name="co18" style:family="table-column">
      <style:table-column-properties fo:break-before="auto" style:column-width="71.35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ro5" style:family="table-row">
      <style:table-row-properties style:row-height="5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T1" style:family="text">
      <style:text-properties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Geo" table:style-name="ta1" table:print="false">
        <table:table-column table:style-name="co18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7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7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6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Stats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6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6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</table:table>
      <table:table table:name="GenerativePoetry" table:style-name="ta1">
        <table:table-column table:style-name="co6" table:default-cell-style-name="Default"/>
        <table:table-row table:style-name="ro2" table:number-rows-repeated="3">
          <table:table-cell/>
        </table:table-row>
        <table:table-row table:style-name="ro2">
          <table:table-cell table:style-name="ce6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6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7" table:default-cell-style-name="Default"/>
        <table:table-row table:style-name="ro2">
          <table:table-cell/>
        </table:table-row>
        <table:table-row table:style-name="ro2">
          <table:table-cell table:style-name="ce6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6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8"/>
        </table:table-row>
        <table:table-row table:style-name="ro2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osf.io/tvyxz/" xlink:type="simple">https://osf.io/tvyxz/</text:a></text:p>
          </table:table-cell>
        </table:table-row>
      </table:table>
      <table:table table:name="Scala" table:style-name="ta1">
        <table:table-column table:style-name="co8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alafiddle (test small code)</text:p>
          </table:table-cell>
          <table:table-cell/>
        </table:table-row>
        <table:table-row table:style-name="ro2">
          <table:table-cell table:style-name="ce6" office:value-type="string" calcext:value-type="string">
            <text:p><text:a xlink:href="https://scalafiddle.io/" xlink:type="simple">https://scalafiddle.io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bt + sonatype</text:p>
          </table:table-cell>
          <table:table-cell/>
        </table:table-row>
        <table:table-row table:style-name="ro2">
          <table:table-cell table:style-name="ce6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Typeclasses / context bounds</text:p>
          </table:table-cell>
          <table:table-cell/>
        </table:table-row>
        <table:table-row table:style-name="ro2">
          <table:table-cell table:style-name="ce6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overage</text:p>
          </table:table-cell>
          <table:table-cell/>
        </table:table-row>
        <table:table-row table:style-name="ro2">
          <table:table-cell table:style-name="ce6" office:value-type="string" calcext:value-type="string">
            <text:p><text:a xlink:href="https://github.com/codecov/example-scala" xlink:type="simple">https://github.com/codecov/example-scala</text:a></text:p>
          </table:table-cell>
          <table:table-cell/>
        </table:table-row>
        <table:table-row table:style-name="ro2">
          <table:table-cell table:style-name="ce6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/>
        </table:table-row>
      </table:table>
      <table:table table:name="Tools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6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6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notmuchmail.org/" xlink:type="simple">https://notmuchmail.org/</text:a>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6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7" office:value-type="string" calcext:value-type="string">
            <text:p>https://cran.r-project.org/src/contrib/Archive/rmongodb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6" office:value-type="string" calcext:value-type="string">
            <text:p><text:a xlink:href="http://picocontainer.com/" xlink:type="simple">http://picocontainer.com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6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2"/>
        </table:table-row>
      </table:table>
      <table:table table:name="Scientometrics" table:style-name="ta1">
        <table:table-column table:style-name="co1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4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altmetrics</text:p>
          </table:table-cell>
          <table:table-cell/>
        </table:table-row>
        <table:table-row table:style-name="ro4">
          <table:table-cell table:style-name="ce6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4">
          <table:table-cell office:value-type="string" calcext:value-type="string">
            <text:p>retraction watch</text:p>
          </table:table-cell>
          <table:table-cell/>
        </table:table-row>
        <table:table-row table:style-name="ro4">
          <table:table-cell table:style-name="ce6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4">
          <table:table-cell table:style-name="ce6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6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Epistemology" table:style-name="ta1">
        <table:table-column table:style-name="co12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</table:table>
      <table:table table:name="Latex" table:style-name="ta1">
        <table:table-column table:style-name="co13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6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6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6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6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S2 map</text:p>
          </table:table-cell>
        </table:table-row>
        <table:table-row table:style-name="ro2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Git" table:style-name="ta1">
        <table:table-column table:style-name="co16" table:default-cell-style-name="Default"/>
        <table:table-row table:style-name="ro2">
          <table:table-cell/>
        </table:table-row>
        <table:table-row table:style-name="ro2">
          <table:table-cell table:style-name="ce6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</table:table>
      <table:table table:name="NLP" table:style-name="ta1">
        <table:table-column table:style-name="co2" table:default-cell-style-name="Default"/>
        <table:table-row table:style-name="ro2">
          <table:table-cell/>
        </table:table-row>
        <table:table-row table:style-name="ro5">
          <table:table-cell table:style-name="ce1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</table:table>
      <table:table table:name="Econom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</table:table>
      <table:table table:name="Math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</table:table-row>
      </table:table>
      <table:table table:name="ComputerScience" table:style-name="ta1">
        <table:table-column table:style-name="co17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Scraping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ottaaronson.com/blog/?p=4317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05:17:01.28329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10-08T05:17:25.092652000</dc:date>
    <meta:editing-duration>PT8H53M23S</meta:editing-duration>
    <meta:editing-cycles>71</meta:editing-cycles>
    <meta:generator>LibreOffice/5.4.6.2$MacOSX_X86_64 LibreOffice_project/4014ce260a04f1026ba855d3b8d91541c224eab8</meta:generator>
    <meta:document-statistic meta:table-count="22" meta:cell-count="126" meta:object-count="0"/>
    <meta:user-defined meta:name=""/>
  </office:meta>
</office:document-meta>
</file>